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goingLinkRewriter.getRelativeUrlTo( String webappUr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utgoingLinkRewriter.hasArea( Publication pub , String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utgoingLinkRewriter.getLastStep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goingLinkRewriter.normalizeUrl( final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utgoingLinkRewriter.rewriteLink( String linkUrl , Publication pub , boolean ss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utgoingLinkRewriter.matches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goingLinkRewriter.toList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goingLinkRewriter.rewrite( final String ur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OutgoingLinkRewriter.getPublication( String pu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goingLinkRewriter.getGlobalProx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utgoingLinkRewriter.OutgoingLinkRewriter( ServiceManager manager , Session session , String requestUrl , boolean ssl , boolean considerSslPolicies , boolean relativeUrl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OutgoingLinkRewriter.generateUpDots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